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 style:font-family-generic="roman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Consolas1" svg:font-family="Consola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ad67b" officeooo:paragraph-rsid="001ad67b"/>
    </style:style>
    <style:style style:name="P2" style:family="paragraph" style:parent-style-name="Standard">
      <style:text-properties fo:font-size="12pt" officeooo:rsid="001ad67b" officeooo:paragraph-rsid="001ad67b" style:font-size-asian="12pt" style:font-size-complex="12pt"/>
    </style:style>
    <style:style style:name="P3" style:family="paragraph" style:parent-style-name="Standard">
      <style:paragraph-properties fo:margin-top="0in" fo:margin-bottom="0in" style:contextual-spacing="false" fo:line-height="100%"/>
      <style:text-properties fo:font-size="12pt" officeooo:rsid="001ad67b" officeooo:paragraph-rsid="001ad67b" style:font-size-asian="12pt" style:font-size-complex="12pt"/>
    </style:style>
    <style:style style:name="P4" style:family="paragraph" style:parent-style-name="Standard">
      <style:paragraph-properties fo:margin-top="0in" fo:margin-bottom="0in" style:contextual-spacing="false" fo:line-height="100%"/>
      <style:text-properties fo:font-size="12pt" fo:font-weight="bold" officeooo:rsid="001ad67b" officeooo:paragraph-rsid="001bfcac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top="0in" fo:margin-bottom="0in" style:contextual-spacing="false" fo:line-height="100%"/>
      <style:text-properties fo:font-size="12pt" fo:font-weight="bold" officeooo:rsid="001ad67b" officeooo:paragraph-rsid="001ad67b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top="0in" fo:margin-bottom="0in" style:contextual-spacing="false" fo:line-height="100%"/>
      <style:text-properties fo:font-size="12pt" fo:font-weight="bold" officeooo:rsid="001bfcac" officeooo:paragraph-rsid="001bfcac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top="0in" fo:margin-bottom="0in" style:contextual-spacing="false" fo:line-height="100%"/>
      <style:text-properties fo:font-size="12pt" fo:font-weight="normal" officeooo:rsid="001bfcac" officeooo:paragraph-rsid="001bfcac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top="0in" fo:margin-bottom="0in" style:contextual-spacing="false" fo:line-height="100%" fo:background-color="#ffffff">
        <style:background-image/>
      </style:paragraph-properties>
      <style:text-properties fo:font-size="12pt" fo:font-weight="normal" officeooo:rsid="001bfcac" officeooo:paragraph-rsid="001bfcac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style:font-size-asian="12pt" style:font-size-complex="12pt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T1" style:family="text">
      <style:text-properties style:font-name="Consolas" fo:font-size="10pt" style:font-size-asian="10pt" style:font-name-complex="Consolas1" style:font-size-complex="10pt"/>
    </style:style>
    <style:style style:name="T2" style:family="text">
      <style:text-properties style:font-name="Consolas" style:font-name-complex="Consolas1"/>
    </style:style>
    <style:style style:name="T3" style:family="text">
      <style:text-properties fo:color="#000000" style:font-name="Monospace"/>
    </style:style>
    <style:style style:name="T4" style:family="text">
      <style:text-properties fo:color="#000000" style:font-name="Monospace" fo:font-size="10pt" style:font-size-asian="10pt"/>
    </style:style>
    <style:style style:name="T5" style:family="text">
      <style:text-properties fo:color="#7f0055" style:font-name="Monospace" fo:font-size="10pt" fo:font-weight="bold" style:font-size-asian="10pt" style:font-weight-asian="bold"/>
    </style:style>
    <style:style style:name="T6" style:family="text">
      <style:text-properties fo:color="#7f0055" style:font-name="Monospace" fo:font-size="10pt" style:font-size-asian="10pt"/>
    </style:style>
    <style:style style:name="T7" style:family="text">
      <style:text-properties fo:color="#7f0055" style:font-name="Monospace" fo:font-weight="bold" style:font-weight-asian="bold"/>
    </style:style>
    <style:style style:name="T8" style:family="text">
      <style:text-properties fo:color="#ff5e5e" style:font-name="Monospace"/>
    </style:style>
    <style:style style:name="T9" style:family="text">
      <style:text-properties fo:color="#ff5e5e" style:font-name="Monospace" fo:font-size="10pt" style:font-size-asian="10pt"/>
    </style:style>
    <style:style style:name="T10" style:family="text">
      <style:text-properties fo:color="#c48cff" style:font-name="Monospace"/>
    </style:style>
    <style:style style:name="T11" style:family="text">
      <style:text-properties fo:color="#c48cff" style:font-name="Monospace" fo:font-size="10pt" style:font-size-asian="10pt"/>
    </style:style>
    <style:style style:name="T12" style:family="text">
      <style:text-properties fo:color="#c48cff" style:font-name="Monospace" fo:font-size="10pt" style:text-underline-style="solid" style:text-underline-width="auto" style:text-underline-color="font-color" style:font-size-asian="10pt"/>
    </style:style>
    <style:style style:name="T13" style:family="text">
      <style:text-properties fo:color="#c48cff" style:font-name="Monospace" style:text-underline-style="solid" style:text-underline-width="auto" style:text-underline-color="font-color"/>
    </style:style>
    <style:style style:name="T14" style:family="text">
      <style:text-properties fo:color="#5e5eff" style:font-name="Monospace"/>
    </style:style>
    <style:style style:name="T15" style:family="text">
      <style:text-properties fo:color="#5e5eff" style:font-name="Monospace" fo:font-size="10pt" style:font-size-asian="10pt"/>
    </style:style>
    <style:style style:name="T16" style:family="text">
      <style:text-properties fo:color="#0000c0" style:font-name="Monospace" fo:font-size="10pt" style:font-size-asian="10pt"/>
    </style:style>
    <style:style style:name="T17" style:family="text">
      <style:text-properties fo:color="#3c0080" style:font-name="Consolas" fo:font-size="10pt" style:font-size-asian="10pt" style:font-name-complex="Consolas1" style:font-size-complex="10pt"/>
    </style:style>
    <style:style style:name="T18" style:family="text">
      <style:text-properties fo:color="#3f7f5f" style:font-name="Monospace" fo:font-size="10pt" style:font-size-asian="10pt"/>
    </style:style>
    <style:style style:name="T19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13.2</text:p>
      <text:p text:style-name="P1"/>
      <text:p text:style-name="P2"/>
      <text:p text:style-name="P3"><text:span text:style-name="T2">A Fibonacci series (starting from 1) written in order without any spaces in between, thus producing a sequence of digits.</text:span></text:p>
      <text:p text:style-name="P3"/>
      <text:p text:style-name="P3"/>
      <text:p text:style-name="P3"><text:span text:style-name="T2">Fib.scala</text:span></text:p>
      <text:p text:style-name="P3"/>
      <text:p text:style-name="P3"><text:span text:style-name="T4"><text:s/></text:span><text:span text:style-name="T5">object</text:span><text:span text:style-name="T4"> FIB{ </text:span><text:span text:style-name="T18">//class object</text:span></text:p>
      <text:p text:style-name="P9"><text:span text:style-name="T4"><text:s text:c="2"/></text:span></text:p>
      <text:p text:style-name="P9"><text:span text:style-name="T4"><text:s text:c="2"/></text:span><text:span text:style-name="T5">def</text:span><text:span text:style-name="T4"> fibseq(n: Int):Seq[Int] = {</text:span><text:span text:style-name="T18">//function with parameter n</text:span></text:p>
      <text:p text:style-name="P9"><text:span text:style-name="T4"><text:s text:c="7"/></text:span><text:span text:style-name="T5">var</text:span><text:span text:style-name="T4"> </text:span><text:span text:style-name="T9">num1</text:span><text:span text:style-name="T4"> = </text:span><text:span text:style-name="T11">0</text:span><text:span text:style-name="T4"> <text:s/></text:span><text:span text:style-name="T18">//variable declaration </text:span></text:p>
      <text:p text:style-name="P9"><text:span text:style-name="T4"><text:s text:c="7"/></text:span><text:span text:style-name="T5">var</text:span><text:span text:style-name="T4"> </text:span><text:span text:style-name="T9">num2</text:span><text:span text:style-name="T4"> = </text:span><text:span text:style-name="T11">1</text:span></text:p>
      <text:p text:style-name="P9"><text:span text:style-name="T4"><text:s text:c="7"/></text:span><text:span text:style-name="T5">for</text:span><text:span text:style-name="T4">( </text:span><text:span text:style-name="T15">i</text:span><text:span text:style-name="T4"> &lt;- </text:span><text:span text:style-name="T12">1</text:span><text:span text:style-name="T4"> to n) </text:span><text:span text:style-name="T5">yield</text:span><text:span text:style-name="T4"> { </text:span><text:span text:style-name="T18">//for loop 1 to n</text:span></text:p>
      <text:p text:style-name="P9"><text:span text:style-name="T4"><text:s text:c="9"/></text:span><text:span text:style-name="T18">//implements </text:span><text:span text:style-name="T19">fib</text:span><text:span text:style-name="T18"> logic</text:span></text:p>
      <text:p text:style-name="P9"><text:span text:style-name="T4"><text:s text:c="9"/></text:span><text:span text:style-name="T5">var</text:span><text:span text:style-name="T4"> </text:span><text:span text:style-name="T9">num3</text:span><text:span text:style-name="T4"> = </text:span><text:span text:style-name="T9">num1</text:span><text:span text:style-name="T4"> + </text:span><text:span text:style-name="T9">num2</text:span></text:p>
      <text:p text:style-name="P9"><text:span text:style-name="T4"><text:s text:c="9"/></text:span><text:span text:style-name="T9">num1</text:span><text:span text:style-name="T4"> = </text:span><text:span text:style-name="T9">num2</text:span></text:p>
      <text:p text:style-name="P9"><text:span text:style-name="T4"><text:s text:c="9"/></text:span><text:span text:style-name="T9">num2</text:span><text:span text:style-name="T4"> = </text:span><text:span text:style-name="T9">num3</text:span></text:p>
      <text:p text:style-name="P9"><text:span text:style-name="T4"><text:s text:c="9"/></text:span><text:span text:style-name="T9">num1</text:span></text:p>
      <text:p text:style-name="P9"><text:span text:style-name="T4"><text:s text:c="9"/></text:span></text:p>
      <text:p text:style-name="P9"><text:span text:style-name="T4"><text:s text:c="7"/>}</text:span></text:p>
      <text:p text:style-name="P9"><text:span text:style-name="T4"><text:s text:c="7"/></text:span></text:p>
      <text:p text:style-name="P9"><text:span text:style-name="T4"><text:s text:c="2"/>}</text:span></text:p>
      <text:p text:style-name="P9"><text:span text:style-name="T4"><text:s text:c="2"/></text:span><text:span text:style-name="T5">def</text:span><text:span text:style-name="T4"> main(args:Array[String])</text:span><text:span text:style-name="T18">//main function</text:span></text:p>
      <text:p text:style-name="P9"><text:span text:style-name="T4"><text:s text:c="2"/>{</text:span></text:p>
      <text:p text:style-name="P9"><text:span text:style-name="T4"><text:s text:c="6"/>println(fibseq(</text:span><text:span text:style-name="T11">9</text:span><text:span text:style-name="T4">)) <text:s/></text:span><text:span text:style-name="T18">//function calling</text:span></text:p>
      <text:p text:style-name="P9"><text:span text:style-name="T4"><text:s text:c="2"/>}</text:span></text:p>
      <text:p text:style-name="P9"><text:span text:style-name="T4"><text:s/>} <text:s text:c="2"/></text:span></text:p>
      <text:p text:style-name="P3"><text:span text:style-name="T3"/></text:p>
      <text:p text:style-name="P5"><text:span text:style-name="T2">Output</text:span></text:p>
      <text:p text:style-name="P3"/>
      <text:p text:style-name="P3"/>
      <text:p text:style-name="P3"><text:span text:style-name="T3">Vector(1, 1, 2, 3, 5, 8, 13, 21, 34)</text:span></text:p>
      <text:p text:style-name="P3"/>
      <text:p text:style-name="P3"/>
      <text:p text:style-name="P3"/>
      <text:p text:style-name="P4"><text:span text:style-name="T2">Write a Scala application to find the Nth digit in the sequence.</text:span></text:p>
      <text:p text:style-name="P4"/>
      <text:p text:style-name="P4"/>
      <text:p text:style-name="P4"><text:span text:style-name="T1">Write the function using standard for loop</text:span></text:p>
      <text:p text:style-name="P6">Digit.scala</text:p>
      <text:p text:style-name="P4"/>
      <text:p text:style-name="P4"><text:span text:style-name="T6">object</text:span><text:span text:style-name="T4"> Digit </text:span><text:span text:style-name="T6">extends</text:span><text:span text:style-name="T4"> App {</text:span></text:p>
      <text:p text:style-name="P9"><text:span text:style-name="T4"><text:s text:c="2"/></text:span><text:span text:style-name="T5">val</text:span><text:span text:style-name="T4"> </text:span><text:span text:style-name="T16">myseq</text:span><text:span text:style-name="T4"> = Seq(</text:span><text:span text:style-name="T11">1</text:span><text:span text:style-name="T4">,</text:span><text:span text:style-name="T11">2</text:span><text:span text:style-name="T4">,</text:span><text:span text:style-name="T11">3</text:span><text:span text:style-name="T4">,</text:span><text:span text:style-name="T11">4</text:span><text:span text:style-name="T4">,</text:span><text:span text:style-name="T11">5</text:span><text:span text:style-name="T4">,</text:span><text:span text:style-name="T11">6</text:span><text:span text:style-name="T4">,</text:span><text:span text:style-name="T11">7</text:span><text:span text:style-name="T4">,</text:span><text:span text:style-name="T11">8</text:span><text:span text:style-name="T4">,</text:span><text:span text:style-name="T11">9</text:span><text:span text:style-name="T4">,</text:span><text:span text:style-name="T11">10</text:span><text:span text:style-name="T4">)</text:span></text:p>
      <text:p text:style-name="P9"><text:span text:style-name="T4"><text:s text:c="6"/></text:span><text:span text:style-name="T5">for</text:span><text:span text:style-name="T4"> (</text:span><text:span text:style-name="T15">j</text:span><text:span text:style-name="T4"> &lt;- </text:span><text:span text:style-name="T12">0</text:span><text:span text:style-name="T4"> to </text:span><text:span text:style-name="T16">myseq</text:span><text:span text:style-name="T4">.length - </text:span><text:span text:style-name="T11">1</text:span><text:span text:style-name="T4">)</text:span></text:p>
      <text:p text:style-name="P9"><text:span text:style-name="T4"><text:s text:c="6"/>{</text:span></text:p>
      <text:p text:style-name="P9"><text:span text:style-name="T4"><text:s text:c="9"/>println(</text:span><text:span text:style-name="T16">myseq</text:span><text:span text:style-name="T4">(</text:span><text:span text:style-name="T15">j</text:span><text:span text:style-name="T4">))</text:span></text:p>
      <text:p text:style-name="P9"><text:span text:style-name="T4"><text:s text:c="6"/>}</text:span></text:p>
      <text:p text:style-name="P9"><text:span text:style-name="T4">}</text:span></text:p>
      <text:p text:style-name="P6">Output</text:p>
      <text:p text:style-name="P6"/>
      <text:p text:style-name="P6"/>
      <text:p text:style-name="P7"><text:soft-page-break/><text:span text:style-name="T4">1</text:span></text:p>
      <text:p text:style-name="P9"><text:span text:style-name="T4">2</text:span></text:p>
      <text:p text:style-name="P9"><text:span text:style-name="T4">3</text:span></text:p>
      <text:p text:style-name="P9"><text:span text:style-name="T4">4</text:span></text:p>
      <text:p text:style-name="P9"><text:span text:style-name="T4">5</text:span></text:p>
      <text:p text:style-name="P9"><text:span text:style-name="T4">6</text:span></text:p>
      <text:p text:style-name="P9"><text:span text:style-name="T4">7</text:span></text:p>
      <text:p text:style-name="P9"><text:span text:style-name="T4">8</text:span></text:p>
      <text:p text:style-name="P9"><text:span text:style-name="T4">9</text:span></text:p>
      <text:p text:style-name="P9"><text:span text:style-name="T4">10</text:span></text:p>
      <text:p text:style-name="P7"/>
      <text:p text:style-name="P7">Write the function using recursion</text:p>
      <text:p text:style-name="P7"/>
      <text:p text:style-name="P7"/>
      <text:p text:style-name="P9"><text:span text:style-name="T5">object</text:span><text:span text:style-name="T4"> Digit </text:span><text:span text:style-name="T5">extends</text:span><text:span text:style-name="T4"> App {</text:span></text:p>
      <text:p text:style-name="P9"><text:span text:style-name="T4"><text:s text:c="2"/></text:span><text:span text:style-name="T5">val</text:span><text:span text:style-name="T4"> </text:span><text:span text:style-name="T16">myseq</text:span><text:span text:style-name="T4"> = Seq(</text:span><text:span text:style-name="T11">1</text:span><text:span text:style-name="T4">,</text:span><text:span text:style-name="T11">2</text:span><text:span text:style-name="T4">,</text:span><text:span text:style-name="T11">3</text:span><text:span text:style-name="T4">,</text:span><text:span text:style-name="T11">4</text:span><text:span text:style-name="T4">,</text:span><text:span text:style-name="T11">5</text:span><text:span text:style-name="T4">,</text:span><text:span text:style-name="T11">6</text:span><text:span text:style-name="T4">,</text:span><text:span text:style-name="T11">7</text:span><text:span text:style-name="T4">,</text:span><text:span text:style-name="T11">8</text:span><text:span text:style-name="T4">,</text:span><text:span text:style-name="T11">9</text:span><text:span text:style-name="T4">,</text:span><text:span text:style-name="T11">10</text:span><text:span text:style-name="T4">)</text:span></text:p>
      <text:p text:style-name="P9"><text:span text:style-name="T4"><text:s text:c="3"/></text:span></text:p>
      <text:p text:style-name="P11"/>
      <text:p text:style-name="P9"><text:span text:style-name="T5">def</text:span><text:span text:style-name="T4"> nthRecursive[A](n: Int, ls: Seq[A]): A = (n, ls) </text:span><text:span text:style-name="T5">match</text:span><text:span text:style-name="T4"> {</text:span></text:p>
      <text:p text:style-name="P9"><text:span text:style-name="T4"><text:s text:c="8"/></text:span><text:span text:style-name="T5">case</text:span><text:span text:style-name="T4"> (</text:span><text:span text:style-name="T11">0</text:span><text:span text:style-name="T4">, </text:span><text:span text:style-name="T15">h</text:span><text:span text:style-name="T4"> :: _ <text:s text:c="2"/>) =&gt; </text:span><text:span text:style-name="T15">h</text:span></text:p>
      <text:p text:style-name="P9"><text:span text:style-name="T4"><text:s text:c="8"/></text:span><text:span text:style-name="T5">case</text:span><text:span text:style-name="T4"> (</text:span><text:span text:style-name="T15">n</text:span><text:span text:style-name="T4">, _ :: </text:span><text:span text:style-name="T15">tail</text:span><text:span text:style-name="T4">) =&gt; nthRecursive(</text:span><text:span text:style-name="T15">n</text:span><text:span text:style-name="T4"> - </text:span><text:span text:style-name="T11">1</text:span><text:span text:style-name="T4">, </text:span><text:span text:style-name="T15">tail</text:span><text:span text:style-name="T4">)</text:span></text:p>
      <text:p text:style-name="P9"><text:span text:style-name="T4"><text:s text:c="8"/></text:span><text:span text:style-name="T5">case</text:span><text:span text:style-name="T4"> (_, Nil <text:s text:c="5"/>) =&gt; </text:span><text:span text:style-name="T5">throw</text:span><text:span text:style-name="T4"> </text:span><text:span text:style-name="T5">new</text:span><text:span text:style-name="T4"> NoSuchElementException</text:span></text:p>
      <text:p text:style-name="P9"><text:span text:style-name="T4"><text:s text:c="2"/>}</text:span></text:p>
      <text:p text:style-name="P9"><text:span text:style-name="T4"><text:s text:c="6"/>println(nthRecursive(</text:span><text:span text:style-name="T11">6</text:span><text:span text:style-name="T4">,</text:span><text:span text:style-name="T16">myseq</text:span><text:span text:style-name="T4">))</text:span></text:p>
      <text:p text:style-name="P9"><text:span text:style-name="T4">}</text:span></text:p>
      <text:p text:style-name="P7"/>
      <text:p text:style-name="P7"/>
      <text:p text:style-name="P7">Output</text:p>
      <text:p text:style-name="P7"/>
      <text:p text:style-name="P7"/>
      <text:p text:style-name="P7"><text:span text:style-name="T4">7</text:span></text:p>
      <text:p text:style-name="P7"/>
      <text:p text:style-name="P7"/>
      <text:p text:style-name="P7"/>
      <text:p text:style-name="P7"/>
      <text:p text:style-name="P8"><text:span text:style-name="T17"/></text:p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Monospace" svg:font-family="Monospace" style:font-family-generic="roman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Consolas1" svg:font-family="Consolas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adgild </meta:initial-creator>
    <meta:creation-date>2017-11-09T19:44:34.735943812</meta:creation-date>
    <dc:date>2017-11-09T20:19:03.202554747</dc:date>
    <dc:creator>Acadgild </dc:creator>
    <meta:editing-duration>PT19M27S</meta:editing-duration>
    <meta:editing-cycles>2</meta:editing-cycles>
    <meta:generator>LibreOffice/4.2.8.2$Linux_X86_64 LibreOffice_project/420$Build-2</meta:generator>
    <meta:document-statistic meta:table-count="0" meta:image-count="0" meta:object-count="0" meta:page-count="2" meta:paragraph-count="59" meta:word-count="202" meta:character-count="1268" meta:non-whitespace-character-count="933"/>
  </office:meta>
</office:document-meta>
</file>